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ngXian" svg:font-family="DengXian" style:font-family-generic="system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53dcc"/>
    </style:style>
    <style:style style:name="T3" style:family="text">
      <style:text-properties officeooo:rsid="0015d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iang: <text:span text:style-name="T3">Qiang,</text:span></text:p>
      <text:p text:style-name="Normal"><text:span text:style-name="Default_20_Paragraph_20_Font"><text:span text:style-name="T1">YU: YU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ngXian" svg:font-family="DengXia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style:font-name-asian="DengXian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fo:background-color="transparent" style:font-name-asian="DengXian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MacOSX_X86_64 LibreOffice_project/6b8ed514a9f8b44d37a1b96673cbbdd077e24059</meta:generator>
    <dc:title/>
    <dc:description/>
    <dc:subject/>
    <meta:initial-creator>Qiang YU</meta:initial-creator>
    <meta:creation-date>2017-12-17T19:38:00Z</meta:creation-date>
    <dc:date>2017-12-17T21:02:50.244024745</dc:date>
    <meta:editing-cycles>3</meta:editing-cycles>
    <meta:editing-duration>PT2M19S</meta:editing-duration>
    <meta:document-statistic meta:table-count="0" meta:image-count="0" meta:object-count="0" meta:page-count="1" meta:paragraph-count="2" meta:word-count="4" meta:character-count="25" meta:non-whitespace-character-count="23"/>
    <meta:template xlink:type="simple" xlink:actuate="onRequest" xlink:title="" xlink:href="Normal.dotm"/>
  </office:meta>
</office:document-meta>
</file>